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NewRoman" svg:font-family="TimesNewRoman, 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WW8Num2"/>
    <style:style style:name="P6" style:family="paragraph" style:parent-style-name="Standard" style:list-style-name="WW8Num2">
      <style:text-properties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P7" style:family="paragraph" style:parent-style-name="Standard" style:list-style-name="L1">
      <style:text-properties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P8" style:family="paragraph" style:parent-style-name="Standard" style:list-style-name="WW8Num1">
      <style:text-properties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P9" style:family="paragraph" style:parent-style-name="Standard">
      <style:text-properties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P10" style:family="paragraph" style:parent-style-name="Standard" style:list-style-name="WW8Num2">
      <style:text-properties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P11" style:family="paragraph" style:parent-style-name="Standard" style:list-style-name="WW8Num1">
      <style:text-properties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P12" style:family="paragraph" style:parent-style-name="Standard" style:list-style-name="WW8Num2">
      <style:text-properties style:font-name="TimesNewRoman" fo:font-size="12pt" fo:font-weight="normal" fo:background-color="transparent" style:font-name-asian="TimesNewRoman" style:font-size-asian="12pt" style:font-weight-asian="normal" style:font-name-complex="TimesNewRoman" style:font-size-complex="12pt" style:font-weight-complex="normal"/>
    </style:style>
    <style:style style:name="P13" style:family="paragraph" style:parent-style-name="Standard">
      <style:text-properties style:font-name="TimesNewRoman" fo:font-size="12pt" style:font-name-asian="TimesNewRoman" style:font-size-asian="12pt" style:font-name-complex="TimesNewRoman" style:font-size-complex="12pt"/>
    </style:style>
    <style:style style:name="P14" style:family="paragraph" style:parent-style-name="Standard" style:list-style-name="WW8Num2">
      <style:text-properties fo:font-weight="bold" style:font-weight-asian="bold" style:font-weight-complex="bold"/>
    </style:style>
    <style:style style:name="P15" style:family="paragraph" style:parent-style-name="Standard" style:list-style-name="WW8Num1">
      <style:text-properties fo:font-weight="bold" style:font-weight-asian="bold" style:font-weight-complex="bold"/>
    </style:style>
    <style:style style:name="P16" style:family="paragraph" style:parent-style-name="Standard" style:list-style-name="WW8Num1"/>
    <style:style style:name="P17" style:family="paragraph" style:parent-style-name="Standard" style:list-style-name="WW8Num1">
      <style:text-properties fo:font-size="14pt" fo:font-weight="bold" style:font-name-asian="TimesNewRoman" style:font-size-asian="14pt" style:font-weight-asian="bold" style:font-name-complex="TimesNewRoman" style:font-size-complex="14pt" style:font-weight-complex="bold"/>
    </style:style>
    <style:style style:name="P18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</style:style>
    <style:style style:name="T1" style:family="text">
      <style:text-properties fo:language="en" fo:country="US" style:language-asian="hi" style:country-asian="IN" style:language-complex="hi" style:country-complex="IN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name-asian="TimesNewRoman" style:font-size-asian="14pt" style:font-weight-asian="bold" style:font-name-complex="TimesNewRoman" style:font-size-complex="14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style="italic" fo:font-weight="normal" style:font-name-asian="TimesNewRoman" style:font-size-asian="14pt" style:font-style-asian="italic" style:font-weight-asian="normal" style:font-name-complex="TimesNewRoman" style:font-size-complex="14pt" style:font-style-complex="italic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style="italic" fo:font-weight="normal" style:font-name-asian="TimesNewRoman" style:font-size-asian="12pt" style:font-style-asian="italic" style:font-weight-asian="normal" style:font-name-complex="TimesNewRoman" style:font-size-complex="12pt" style:font-style-complex="italic" style:font-weight-complex="normal"/>
    </style:style>
    <style:style style:name="T13" style:family="text">
      <style:text-properties fo:font-size="12pt" fo:font-style="normal" fo:font-weight="normal" style:font-name-asian="TimesNewRoman" style:font-size-asian="12pt" style:font-style-asian="normal" style:font-weight-asian="normal" style:font-name-complex="TimesNewRoman" style:font-size-complex="12pt" style:font-style-complex="normal" style:font-weight-complex="normal"/>
    </style:style>
    <style:style style:name="T14" style:family="text">
      <style:text-properties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15" style:family="text">
      <style:text-properties fo:font-size="11.6999998092651pt" fo:font-style="normal" fo:font-weight="normal" style:font-name-asian="TimesNewRoman" style:font-size-asian="11.6999998092651pt" style:font-style-asian="normal" style:font-weight-asian="normal" style:font-name-complex="TimesNewRoman" style:font-size-complex="11.6999998092651pt" style:font-style-complex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3.5pt" style:font-size-asian="13.5pt" style:font-size-complex="13.5pt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1pt" fo:font-weight="bold" style:font-size-asian="11pt" style:font-weight-asian="bold" style:font-size-complex="11pt" style:font-weight-complex="bold"/>
    </style:style>
    <style:style style:name="T20" style:family="text">
      <style:text-properties fo:font-variant="normal" fo:text-transform="none" style:font-name="Times New Roman" fo:font-size="12pt" fo:letter-spacing="normal" fo:font-style="normal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21" style:family="text">
      <style:text-properties style:font-name="Times New Roman" fo:font-weight="normal" style:font-weight-asian="normal" style:font-weight-complex="normal"/>
    </style:style>
    <style:style style:name="T2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4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Times New Roman" fo:font-style="italic" style:font-style-asian="italic" style:font-style-complex="italic"/>
    </style:style>
    <style:style style:name="T26" style:family="text">
      <style:text-properties style:font-name="Times New Roman" fo:font-style="italic" style:font-name-asian="TimesNewRoman" style:font-style-asian="italic" style:font-name-complex="TimesNewRoman" style:font-style-complex="italic"/>
    </style:style>
    <style:style style:name="T27" style:family="text">
      <style:text-properties fo:font-size="10pt" fo:font-weight="bold" style:font-size-asian="10pt" style:font-weight-asian="bold" style:font-size-complex="10pt" style:font-weight-complex="bold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style:font-name="TimesNewRoman" fo:font-style="normal" style:font-name-asian="TimesNewRoman" style:font-style-asian="normal" style:font-name-complex="TimesNewRoman" style:font-style-complex="normal"/>
    </style:style>
    <style:style style:name="T30" style:family="text">
      <style:text-properties style:font-name="TimesNewRoman" fo:font-style="italic" style:font-name-asian="TimesNewRoman" style:font-style-asian="italic" style:font-name-complex="TimesNewRoman" style:font-style-complex="italic"/>
    </style:style>
    <style:style style:name="T31" style:family="text">
      <style:text-properties style:font-name="TimesNewRoman" style:font-name-asian="TimesNewRoman" style:font-name-complex="TimesNewRoman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osh Ghimire Bhattarai</text:p>
      <text:p text:style-name="P1"><text:a xlink:type="simple" xlink:href="mailto:joshbhattarai@outlook.com" text:style-name="Internet_20_link" text:visited-style-name="Visited_20_Internet_20_Link"><text:span text:style-name="Internet_20_link"><text:span text:style-name="T1">joshbhattarai@outlook.com</text:span></text:span></text:a></text:p>
      <text:p text:style-name="P1">248-719-4175</text:p>
      <text:p text:style-name="P1"><text:a xlink:type="simple" xlink:href="https://github.com/bhattarai333" text:style-name="Internet_20_link" text:visited-style-name="Visited_20_Internet_20_Link">github.com/bhattarai333</text:a></text:p>
      <text:p text:style-name="P3"/>
      <text:p text:style-name="Standard"><text:span text:style-name="T2">EXPERIENCE:<text:tab/></text:span><text:span text:style-name="T4">NextLink Labs</text:span><text:span text:style-name="T3">,</text:span><text:span text:style-name="T14"> </text:span><text:span text:style-name="T20">Pittsburgh, Pennsylvania</text:span><text:span text:style-name="T10"> </text:span></text:p>
      <text:p text:style-name="P2"><text:span text:style-name="T10"><text:tab/><text:tab/><text:tab/></text:span><text:span text:style-name="T12">Software Developer, </text:span><text:span text:style-name="T13">January 2022</text:span><text:span text:style-name="T15"> – Current</text:span></text:p>
      <text:list xml:id="list5347242066923366477" text:style-name="WW8Num2">
        <text:list-item>
          <text:p text:style-name="P6">Handled new development and security protocols for client's Django website.</text:p>
        </text:list-item>
        <text:list-item>
          <text:p text:style-name="P10">Migrated each machine's database to PostgreSQL and sync with main cloud database.</text:p>
        </text:list-item>
        <text:list-item>
          <text:p text:style-name="P10">Built up user friendly front-end “control panel” for users and admins using React.</text:p>
        </text:list-item>
        <text:list-item>
          <text:p text:style-name="P10">Configured user permissions and ensured safety of access within endpoints.</text:p>
        </text:list-item>
        <text:list-item>
          <text:p text:style-name="P10">Updated unit testing and <text:s/>refactored for best practices within client's code base.</text:p>
        </text:list-item>
      </text:list>
      <text:p text:style-name="P2"/>
      <text:p text:style-name="P2"><text:span text:style-name="T17"><text:tab/><text:tab/><text:tab/>University of</text:span> <text:s/><text:span text:style-name="T5">Michigan, </text:span><text:span text:style-name="T11">Ann Arbor, Michigan</text:span><text:span text:style-name="T7"> </text:span></text:p>
      <text:p text:style-name="P2"><text:span text:style-name="T6"><text:tab/><text:tab/><text:tab/></text:span><text:span text:style-name="T12">Applications Developer, </text:span><text:span text:style-name="T13">February 2020 – January 2022</text:span></text:p>
      <text:list xml:id="list43661748" text:continue-numbering="true" text:style-name="WW8Num2">
        <text:list-item>
          <text:p text:style-name="P14">Worked full-stack to develop, maintain and support a live Django based website.</text:p>
        </text:list-item>
        <text:list-item>
          <text:p text:style-name="P5">Wrote front-end logic using Vue.js, React and WebSockets.</text:p>
        </text:list-item>
        <text:list-item>
          <text:p text:style-name="P12">Maintained project back-end using Django and was solo developer for a short time.</text:p>
        </text:list-item>
        <text:list-item>
          <text:p text:style-name="P12">Learned basics of deploying websites using Docker, Nginx, Gunicorn, domains, etc.</text:p>
        </text:list-item>
        <text:list-item>
          <text:p text:style-name="P12">Responded to customer support tickets and worked with instructors to use website.</text:p>
          <text:p text:style-name="P10"/>
        </text:list-item>
      </text:list>
      <text:p text:style-name="Standard"><text:span text:style-name="T2"><text:tab/><text:tab/><text:tab/></text:span><text:span text:style-name="T4">Mercury Insurance</text:span><text:span text:style-name="T3">,</text:span><text:span text:style-name="T14"> </text:span><text:span text:style-name="T10">Los Angeles, California</text:span></text:p>
      <text:p text:style-name="Standard"><text:span text:style-name="T10"><text:tab/><text:tab/><text:tab/></text:span><text:span text:style-name="T12">Associate Hadoop Developer, </text:span><text:span text:style-name="T13">September 2019 – January 2020</text:span></text:p>
      <text:list xml:id="list5667836662677039742" text:style-name="L1">
        <text:list-item>
          <text:p text:style-name="P7">Received training from senior Hadoop developer to take over responsibilities.</text:p>
        </text:list-item>
      </text:list>
      <text:list xml:id="list1768086320795594739" text:style-name="WW8Num1">
        <text:list-item>
          <text:p text:style-name="P11">Familiarized in using UNIX system and architecture</text:p>
        </text:list-item>
        <text:list-item>
          <text:p text:style-name="P11">Handled large data streams through Kafka and Flume into HDFS file system.</text:p>
        </text:list-item>
        <text:list-item>
          <text:p text:style-name="P11">Developed MapReduce programs to aggregate results from HDFS data.</text:p>
        </text:list-item>
        <text:list-item>
          <text:p text:style-name="P11">Learned many important skills such as Spark, Hive, Pig and Amazon Redshift.</text:p>
          <text:p text:style-name="P17"><text:tab/><text:tab/><text:tab/></text:p>
        </text:list-item>
      </text:list>
      <text:p text:style-name="P9"/>
      <text:p text:style-name="P13"><text:span text:style-name="T2">SKILLS:<text:tab/><text:tab/></text:span><text:span text:style-name="T4">Web Development</text:span></text:p>
      <text:list xml:id="list43639663" text:continue-numbering="true" text:style-name="WW8Num1">
        <text:list-item>
          <text:p text:style-name="P11"><text:span text:style-name="T19">F</text:span><text:span text:style-name="T2">ull</text:span><text:span text:style-name="T27">-</text:span><text:span text:style-name="T2">stack</text:span><text:span text:style-name="T27"> </text:span><text:span text:style-name="T2">developer</text:span><text:span text:style-name="T27"> </text:span><text:span text:style-name="T2">who</text:span><text:span text:style-name="T27"> </text:span><text:span text:style-name="T2">can</text:span><text:span text:style-name="T27"> </text:span><text:span text:style-name="T2">take projects</text:span><text:span text:style-name="T27"> </text:span><text:span text:style-name="T2">from</text:span><text:span text:style-name="T27"> </text:span><text:span text:style-name="T2">ideation</text:span><text:span text:style-name="T27"> </text:span><text:span text:style-name="T2">all the way</text:span><text:span text:style-name="T27"> </text:span><text:span text:style-name="T2">to </text:span><text:span text:style-name="T19">production.</text:span></text:p>
        </text:list-item>
        <text:list-item>
          <text:p text:style-name="P11">Experienced in Python/Java back-ends, as well as React/Vue front-ends</text:p>
        </text:list-item>
        <text:list-item>
          <text:p text:style-name="P11">Deployed personal website on <text:span text:style-name="T18">AWS</text:span>, including <text:span text:style-name="T18">SQL</text:span> database and secure authentication.</text:p>
        </text:list-item>
      </text:list>
      <text:p text:style-name="P9"><text:tab/><text:tab/><text:tab/></text:p>
      <text:p text:style-name="P9"><text:tab/><text:tab/><text:tab/><text:span text:style-name="T4">Application Development</text:span></text:p>
      <text:list xml:id="list43655428" text:continue-numbering="true" text:style-name="WW8Num1">
        <text:list-item>
          <text:p text:style-name="P15">Experienced in Python/Java, with 10+ years script writing in various languages. </text:p>
        </text:list-item>
        <text:list-item>
          <text:p text:style-name="P16">Skilled in lower-level languages with deep understanding of coding principles. </text:p>
        </text:list-item>
        <text:list-item>
          <text:p text:style-name="P16">Proficient in C/C++/C# and adaptable to any project. </text:p>
        </text:list-item>
      </text:list>
      <text:p text:style-name="P9"><text:tab/><text:tab/><text:tab/></text:p>
      <text:p text:style-name="P9"><text:tab/><text:tab/><text:tab/><text:span text:style-name="T4">Linux</text:span></text:p>
      <text:list xml:id="list43658040" text:continue-numbering="true" text:style-name="WW8Num1">
        <text:list-item>
          <text:p text:style-name="P8"><text:span text:style-name="T18">E</text:span>xperienced in massaging large data streams with scripts in <text:span text:style-name="T18">U</text:span>buntu environment<text:span text:style-name="T28">.</text:span></text:p>
        </text:list-item>
        <text:list-item>
          <text:p text:style-name="P11">Completely comfortable with CLI and Linux-based development</text:p>
        </text:list-item>
        <text:list-item>
          <text:p text:style-name="P11">Proficient with file structure, installation and various tasks in Ubuntu environment.</text:p>
          <text:p text:style-name="P11"/>
          <text:p text:style-name="P11"/>
        </text:list-item>
      </text:list>
      <text:p text:style-name="P13"><text:span text:style-name="T2">EDUCATION:<text:tab/></text:span><text:span text:style-name="T22">Michigan State University,</text:span><text:span text:style-name="T23"> <text:s/></text:span><text:span text:style-name="T21">East Lansing, Michigan<text:tab/></text:span></text:p>
      <text:p text:style-name="P18"><text:span text:style-name="T26"><text:tab/><text:tab/><text:tab/></text:span><text:span text:style-name="T30">Bachelor of Science in Computer Science</text:span><text:span text:style-name="T31">, May 2019, GPA: 3.5</text:span></text:p>
      <text:p text:style-name="P18"><text:span text:style-name="T31"/></text:p>
      <text:p text:style-name="P19"><text:span text:style-name="T29">United States Citiz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NewRoman" svg:font-family="TimesNewRoman, 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811in" style:type="center"/>
          <style:tab-stop style:position="7.5626in" style:type="right"/>
        </style:tab-stops>
      </style:paragraph-properties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3z5" style:family="text">
      <style:text-properties style:font-name="Symbol" style:font-name-complex="Symbol"/>
    </style:style>
    <style:style style:name="WW8Num4z0" style:family="text">
      <style:text-properties style:font-name="Symbol" style:font-name-complex="Open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1" style:family="text">
      <style:text-properties style:font-name="OpenSymbol" style:font-name-complex="OpenSymbol"/>
    </style:style>
    <style:style style:name="WW8Num4z5" style:family="text">
      <style:text-properties style:font-name="Symbol" style:font-name-complex="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6z5" style:family="text">
      <style:text-properties style:font-name="Symbol" style:font-name-complex="Symbol"/>
    </style:style>
    <style:style style:name="WW8Num7z0" style:family="text">
      <style:text-properties style:font-name="Symbol" style:font-name-asian="TimesNewRoman" style:font-name-complex="OpenSymbol"/>
    </style:style>
    <style:style style:name="WW8Num7z1" style:family="text">
      <style:text-properties style:font-name="OpenSymbol" style:font-name-complex="OpenSymbol"/>
    </style:style>
    <style:style style:name="WW8Num7z5" style:family="text">
      <style:text-properties style:font-name="Symbol" style:font-name-complex="Symbol"/>
    </style:style>
    <style:style style:name="WW8Num8z0" style:family="text">
      <style:text-properties style:font-name="Symbol" style:font-name-asian="TimesNewRoman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9z5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1z5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917in" fo:text-indent="-0.3016in" fo:margin-left="1.7917in"/>
        </style:list-level-properties>
        <style:text-properties style:font-name="Star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Star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OpenSymbol"/>
      </text:list-level-style-bullet>
      <text:list-level-style-bullet text:level="6" text:style-name="WW8Num3z5" style:num-suffix="." text:bullet-char="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1.7272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335in" fo:margin-bottom="0.2717in" fo:margin-left="0.5in" fo:margin-right="0.43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5in" fo:margin-right="0.43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 b</meta:initial-creator>
    <meta:creation-date>2017-08-30T21:15:00</meta:creation-date>
    <dc:creator>Josh Bhattarai</dc:creator>
    <dc:date>2023-07-04T23:40:18.45</dc:date>
    <meta:editing-cycles>71</meta:editing-cycles>
    <meta:editing-duration>P15DT7H38S</meta:editing-duration>
    <meta:generator>OpenOffice/4.1.6$Win32 OpenOffice.org_project/416m1$Build-9790</meta:generator>
    <meta:document-statistic meta:table-count="0" meta:image-count="0" meta:object-count="0" meta:page-count="1" meta:paragraph-count="43" meta:word-count="348" meta:character-count="2407"/>
  </office:meta>
</office:document-meta>
</file>